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A000003BFA96D98A2.png"/>
  <manifest:file-entry manifest:media-type="image/png" manifest:full-path="Pictures/10000201000002C40000038FD6D6CC1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356cm" draw:z-index="0"><draw:image xlink:href="Pictures/10000201000002BA000003BFA96D98A2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graphics2" text:anchor-type="paragraph" svg:width="16.999cm" svg:height="21.87cm" draw:z-index="1"><draw:image xlink:href="Pictures/10000201000002C40000038FD6D6CC1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8S</meta:editing-duration>
    <meta:editing-cycles>5</meta:editing-cycles>
    <meta:generator>OpenOffice/4.1.3$Win32 OpenOffice.org_project/413m1$Build-9783</meta:generator>
    <dc:date>2018-01-20T15:38:18.36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